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5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color="#000000" style:font-name="Consolas" fo:font-size="9.5pt" fo:language="en" fo:country="GB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P7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PP Developer</text:p>
      <text:p text:style-name="P1"/>
      <text:p text:style-name="P1"/>
      <text:p text:style-name="P1"/>
      <text:p text:style-name="P1">My journey in APP development!</text:p>
      <text:p text:style-name="P1"/>
      <text:p text:style-name="P1"/>
      <text:p text:style-name="P2">03 01 2021</text:p>
      <text:p text:style-name="P1">11:03 – First, do some research!</text:p>
      <text:p text:style-name="P1">What do I need to use and know to make apps????</text:p>
      <text:p text:style-name="P1"/>
      <text:p text:style-name="P1">C# can be used :D</text:p>
      <text:p text:style-name="P1"><text:a xlink:type="simple" xlink:href="https://www.androidauthority.com/learn-c-programming-for-android-970854/" text:style-name="Internet_20_link" text:visited-style-name="Visited_20_Internet_20_Link">https://www.androidauthority.com/learn-c-programming-for-android-970854/</text:a> </text:p>
      <text:p text:style-name="P1"/>
      <text:p text:style-name="P1"/>
      <text:p text:style-name="P2">04 01 2021</text:p>
      <text:p text:style-name="P1">19:11 – Okay, so I need to use Xamarin in Visual Studio, to be able to create apps in C#</text:p>
      <text:p text:style-name="P1">course: 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2">05 01 2021</text:p>
      <text:p text:style-name="P1">09:20 – Okay, let's get learning!!!</text:p>
      <text:p text:style-name="P1">See how long it takes before I can make a start on the music alarm clock!</text:p>
      <text:p text:style-name="P1"/>
      <text:p text:style-name="P1">15:44 – I now have all the required software installed: Xamarin and Android emulator.</text:p>
      <text:p text:style-name="P1">PROBLEM: The app is not running on the emulator!!! :( </text:p>
      <text:p text:style-name="P1"/>
      <text:p text:style-name="P1">16:19 – Woohoo!!!! It is running on the emulator!!!</text:p>
      <text:p text:style-name="P1">I had not run the program in VS!!!! Big DOH!</text:p>
      <text:p text:style-name="P1"/>
      <text:p text:style-name="P1"/>
      <text:p text:style-name="P2">07 01 2021</text:p>
      <text:p text:style-name="P1">12:52 – That dotNet course is wasting my time. It has to be the worst course ever!</text:p>
      <text:p text:style-name="P1"><text:soft-page-break/>The free book I got from Amazon seems a lot better, I'll work through that, and I'll also check out the other YT course!</text:p>
      <text:p text:style-name="P1"/>
      <text:p text:style-name="P1">Damn, that other YT tutorial's content is out of date!</text:p>
      <text:p text:style-name="P1"/>
      <text:p text:style-name="P1"/>
      <text:p text:style-name="P1">13:32 – Okay, I am going to just make a start on my arlam clock app, and just look up things that I want to implement.</text:p>
      <text:p text:style-name="P1">First of all, I'll just run through the rest of the dotNext videos, without actually implementing the code.</text:p>
      <text:p text:style-name="P1"/>
      <text:p text:style-name="P1">14:09 – dotNET tutorial completed!</text:p>
      <text:p text:style-name="P1">NEXT: Make a start on the music alarm clock app!!!</text:p>
      <text:p text:style-name="P1"/>
      <text:p text:style-name="P1"/>
      <text:p text:style-name="P2">08 01 2021</text:p>
      <text:p text:style-name="P1">09:18 – Now to add an input box, which will be used to enter the time the alarm will go off.</text:p>
      <text:p text:style-name="P1"/>
      <text:p text:style-name="P1">Entry</text:p>
      <text:p text:style-name="P1"><text:a xlink:type="simple" xlink:href="https://docs.microsoft.com/en-us/xamarin/get-started/tutorials/entry/?tabs=vswin&amp;tutorial-step=1" text:style-name="Internet_20_link" text:visited-style-name="Visited_20_Internet_20_Link">https://docs.microsoft.com/en-us/xamarin/get-started/tutorials/entry/?tabs=vswin&amp;tutorial-step=1</text:a> </text:p>
      <text:p text:style-name="P1">Editor</text:p>
      <text:p text:style-name="P1"><text:a xlink:type="simple" xlink:href="https://docs.microsoft.com/en-us/xamarin/get-started/tutorials/editor/?tabs=vswin&amp;tutorial-step=1" text:style-name="Internet_20_link" text:visited-style-name="Visited_20_Internet_20_Link">https://docs.microsoft.com/en-us/xamarin/get-started/tutorials/editor/?tabs=vswin&amp;tutorial-step=1</text:a> </text:p>
      <text:p text:style-name="P1"/>
      <text:p text:style-name="P1">14:32 – Time entry has now been implemented. This will need to be restricted between 00 and 23 for the hours and 00 and 59 for the minutes</text:p>
      <text:p text:style-name="P1"/>
      <text:p text:style-name="P1">15:14 – Time entry restriction implemented!</text:p>
      <text:p text:style-name="P1">NEXT: Implement the timer – I presume we have to get it to regularly check the internal clock/time</text:p>
      <text:p text:style-name="P1">So, how do we query the time?</text:p>
      <text:p text:style-name="P1"/>
      <text:p text:style-name="P1">15:33 – I can now query the current time:</text:p>
      <text:p text:style-name="P6"><text:s text:c="12"/>DateTime localDate = DateTime.Now;</text:p>
      <text:p text:style-name="P7"><text:span text:style-name="T1"><text:s text:c="12"/></text:span><text:span text:style-name="T2">int</text:span><text:span text:style-name="T1"> hour = localDate.Hour;</text:span></text:p>
      <text:p text:style-name="P7"><text:span text:style-name="T1"><text:s text:c="12"/></text:span><text:span text:style-name="T2">int</text:span><text:span text:style-name="T1"> minutes = localDate.Minute;</text:span></text:p>
      <text:p text:style-name="P1"/>
      <text:p text:style-name="P1">NEXT: Write code to make it set off an alarm at the desired time.</text:p>
      <text:p text:style-name="P1"/>
      <text:p text:style-name="P1">18:56 – Having problems with getting it to change focus or not!!!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48M2S</meta:editing-duration>
    <meta:editing-cycles>28</meta:editing-cycles>
    <meta:generator>OpenOffice/4.1.7$Win32 OpenOffice.org_project/417m1$Build-9800</meta:generator>
    <dc:date>2021-01-08T18:56:57.16</dc:date>
    <dc:creator>Chucksta </dc:creator>
    <meta:document-statistic meta:table-count="0" meta:image-count="0" meta:object-count="0" meta:page-count="3" meta:paragraph-count="44" meta:word-count="377" meta:character-count="2413"/>
    <meta:user-defined meta:name="Info 1"/>
    <meta:user-defined meta:name="Info 2"/>
    <meta:user-defined meta:name="Info 3"/>
    <meta:user-defined meta:name="Info 4"/>
  </office:meta>
</office:document-meta>
</file>